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2" style:family="table-row">
      <style:table-row-properties style:min-row-height="9.488cm"/>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paragraph-rsid="001a5578"/>
    </style:style>
    <style:style style:name="P2" style:family="paragraph" style:parent-style-name="Standard">
      <style:paragraph-properties fo:margin-left="1.251cm" fo:text-indent="0cm" style:auto-text-indent="false"/>
      <style:text-properties officeooo:paragraph-rsid="001a5578"/>
    </style:style>
    <style:style style:name="P3" style:family="paragraph" style:parent-style-name="Table_20_Contents">
      <style:paragraph-properties fo:text-align="center" style:justify-single-word="false"/>
      <style:text-properties officeooo:rsid="001a5578" officeooo:paragraph-rsid="001a5578"/>
    </style:style>
    <style:style style:name="P4" style:family="paragraph" style:parent-style-name="Standard">
      <style:text-properties officeooo:rsid="001bfbd8" officeooo:paragraph-rsid="001bfbd8"/>
    </style:style>
    <style:style style:name="P5" style:family="paragraph" style:parent-style-name="Standard">
      <style:text-properties officeooo:rsid="001c540b" officeooo:paragraph-rsid="001c540b"/>
    </style:style>
    <style:style style:name="P6" style:family="paragraph" style:parent-style-name="Standard">
      <style:text-properties officeooo:paragraph-rsid="001c540b"/>
    </style:style>
    <style:style style:name="P7" style:family="paragraph" style:parent-style-name="Standard">
      <style:text-properties officeooo:paragraph-rsid="001d849c"/>
    </style:style>
    <style:style style:name="P8" style:family="paragraph" style:parent-style-name="Standard">
      <style:paragraph-properties fo:text-align="center" style:justify-single-word="false"/>
      <style:text-properties fo:font-size="20pt" fo:font-weight="bold" officeooo:paragraph-rsid="001a5578" style:font-size-asian="20pt" style:font-weight-asian="bold" style:font-size-complex="20pt" style:font-weight-complex="bold"/>
    </style:style>
    <style:style style:name="P9" style:family="paragraph" style:parent-style-name="Text_20_body">
      <style:paragraph-properties fo:margin-left="1.251cm" fo:margin-right="0cm" fo:text-indent="0cm" style:auto-text-indent="false" style:writing-mode="lr-tb"/>
    </style:style>
    <style:style style:name="P10" style:family="paragraph" style:parent-style-name="Standard" style:list-style-name="L2">
      <style:text-properties officeooo:paragraph-rsid="001bc117"/>
    </style:style>
    <style:style style:name="P11" style:family="paragraph" style:parent-style-name="Standard" style:list-style-name="L3">
      <style:text-properties officeooo:rsid="001bc117" officeooo:paragraph-rsid="001d849c"/>
    </style:style>
    <style:style style:name="P12" style:family="paragraph" style:parent-style-name="Standard" style:list-style-name="L4">
      <style:text-properties officeooo:paragraph-rsid="001d849c"/>
    </style:style>
    <style:style style:name="P13" style:family="paragraph" style:parent-style-name="Standard" style:list-style-name="L5">
      <style:text-properties officeooo:paragraph-rsid="001a5578"/>
    </style:style>
    <style:style style:name="P14" style:family="paragraph" style:parent-style-name="Standard" style:list-style-name="L7">
      <style:text-properties officeooo:paragraph-rsid="001c540b"/>
    </style:style>
    <style:style style:name="P15" style:family="paragraph" style:parent-style-name="Standard" style:list-style-name="L8">
      <style:text-properties officeooo:paragraph-rsid="001c540b"/>
    </style:style>
    <style:style style:name="P16" style:family="paragraph" style:parent-style-name="Standard" style:list-style-name="L9">
      <style:text-properties officeooo:paragraph-rsid="001a5578"/>
    </style:style>
    <style:style style:name="P17" style:family="paragraph" style:parent-style-name="Standard" style:list-style-name="L10">
      <style:text-properties officeooo:paragraph-rsid="001a5578"/>
    </style:style>
    <style:style style:name="P18" style:family="paragraph" style:parent-style-name="Standard" style:list-style-name="L11">
      <style:text-properties officeooo:paragraph-rsid="001a5578"/>
    </style:style>
    <style:style style:name="P19" style:family="paragraph" style:parent-style-name="Standard" style:list-style-name="L12">
      <style:text-properties officeooo:paragraph-rsid="001a5578"/>
    </style:style>
    <style:style style:name="P20" style:family="paragraph" style:parent-style-name="Standard" style:list-style-name="L13">
      <style:text-properties officeooo:paragraph-rsid="001a5578"/>
    </style:style>
    <style:style style:name="P21" style:family="paragraph" style:parent-style-name="Standard" style:list-style-name="L14">
      <style:text-properties officeooo:paragraph-rsid="001a5578"/>
    </style:style>
    <style:style style:name="P22" style:family="paragraph" style:parent-style-name="Standard" style:list-style-name="L16">
      <style:text-properties officeooo:paragraph-rsid="001d849c"/>
    </style:style>
    <style:style style:name="P23" style:family="paragraph" style:parent-style-name="Standard" style:list-style-name="L16">
      <style:text-properties officeooo:paragraph-rsid="001d849c" loext:padding="0cm" loext:border="none"/>
    </style:style>
    <style:style style:name="P24" style:family="paragraph" style:parent-style-name="Standard" style:list-style-name="L17">
      <style:text-properties officeooo:rsid="001bfbd8" officeooo:paragraph-rsid="001bfbd8"/>
    </style:style>
    <style:style style:name="P25" style:family="paragraph" style:parent-style-name="Standard" style:list-style-name="L18">
      <style:text-properties officeooo:paragraph-rsid="001dfcfd"/>
    </style:style>
    <style:style style:name="P26" style:family="paragraph" style:parent-style-name="Standard" style:list-style-name="L18">
      <style:text-properties officeooo:paragraph-rsid="001a5578"/>
    </style:style>
    <style:style style:name="P27" style:family="paragraph" style:parent-style-name="Standard" style:list-style-name="L19">
      <style:text-properties officeooo:paragraph-rsid="001a5578"/>
    </style:style>
    <style:style style:name="P28" style:family="paragraph" style:parent-style-name="Standard">
      <style:text-properties officeooo:paragraph-rsid="001a5578"/>
    </style:style>
    <style:style style:name="P29" style:family="paragraph" style:parent-style-name="Table_20_Contents" style:list-style-name="L1">
      <style:text-properties officeooo:paragraph-rsid="001a5578"/>
    </style:style>
    <style:style style:name="P30" style:family="paragraph" style:parent-style-name="Text_20_body" style:list-style-name="L6">
      <style:text-properties officeooo:paragraph-rsid="001c540b"/>
    </style:style>
    <style:style style:name="P31" style:family="paragraph" style:parent-style-name="Text_20_body" style:list-style-name="L15">
      <style:paragraph-properties fo:margin-left="1.251cm" fo:margin-right="0cm" fo:margin-top="0cm" fo:margin-bottom="0cm" style:contextual-spacing="false" fo:text-indent="0cm" style:auto-text-indent="false" fo:padding="0cm" fo:border="none"/>
      <style:text-properties loext:padding="0cm" loext:border="none"/>
    </style:style>
    <style:style style:name="P32" style:family="paragraph" style:parent-style-name="Text_20_body" style:list-style-name="L15">
      <style:paragraph-properties fo:margin-left="1.251cm" fo:margin-right="0cm" fo:margin-top="0cm" fo:margin-bottom="0cm" style:contextual-spacing="false" fo:text-indent="0cm" style:auto-text-indent="false" fo:padding="0cm" fo:border="none"/>
      <style:text-properties officeooo:paragraph-rsid="001bfbd8" loext:padding="0cm" loext:border="none"/>
    </style:style>
    <style:style style:name="P33" style:family="paragraph" style:parent-style-name="Text_20_body" style:list-style-name="L15">
      <style:paragraph-properties fo:margin-left="1.251cm" fo:margin-right="0cm" fo:margin-top="0cm" fo:margin-bottom="0cm" style:contextual-spacing="false" fo:text-indent="0cm" style:auto-text-indent="false" fo:padding="0cm" fo:border="none"/>
      <style:text-properties officeooo:paragraph-rsid="001d849c" loext:padding="0cm" loext:border="none"/>
    </style:style>
    <style:style style:name="P34" style:family="paragraph" style:parent-style-name="Text_20_body" style:list-style-name="L15">
      <style:paragraph-properties fo:margin-left="1.251cm" fo:margin-right="0cm" fo:margin-top="0cm" fo:margin-bottom="0cm" style:contextual-spacing="false" style:line-height-at-least="0.582cm" fo:text-indent="0cm" style:auto-text-indent="false" fo:padding="0cm" fo:border="none"/>
      <style:text-properties officeooo:paragraph-rsid="001d849c" loext:padding="0cm" loext:border="none"/>
    </style:style>
    <style:style style:name="P35" style:family="paragraph" style:parent-style-name="Text_20_body" style:list-style-name="L15">
      <style:paragraph-properties fo:margin-left="1.251cm" fo:margin-right="0cm" fo:margin-top="0cm" fo:margin-bottom="0cm" style:contextual-spacing="false" style:line-height-at-least="0.582cm" fo:text-indent="0cm" style:auto-text-indent="false" fo:padding="0cm" fo:border="none"/>
      <style:text-properties loext:padding="0cm" loext:border="none"/>
    </style:style>
    <style:style style:name="P36" style:family="paragraph" style:parent-style-name="Text_20_body" style:list-style-name="L15">
      <style:paragraph-properties fo:margin-left="1.251cm" fo:margin-right="0cm" style:line-height-at-least="0.582cm" fo:text-indent="0cm" style:auto-text-indent="false" fo:padding="0cm" fo:border="none"/>
      <style:text-properties officeooo:paragraph-rsid="001d849c"/>
    </style:style>
    <style:style style:name="T1" style:family="text">
      <style:text-properties officeooo:rsid="001bfbd8" loext:padding="0cm" loext:border="none"/>
    </style:style>
    <style:style style:name="T2" style:family="text">
      <style:text-properties loext:padding="0cm" loext:border="none"/>
    </style:style>
    <style:style style:name="T3" style:family="text">
      <style:text-properties officeooo:rsid="001c540b"/>
    </style:style>
    <style:style style:name="T4" style:family="text">
      <style:text-properties officeooo:rsid="001bc117"/>
    </style:style>
    <style:style style:name="T5" style:family="text">
      <style:text-properties style:text-underline-style="solid" style:text-underline-width="auto" style:text-underline-color="font-color" officeooo:rsid="001c540b"/>
    </style:style>
    <style:style style:name="T6" style:family="text">
      <style:text-properties officeooo:rsid="001d849c"/>
    </style:style>
    <style:style style:name="T7" style:family="text">
      <style:text-properties officeooo:rsid="001d849c" loext:padding="0cm" loext:border="none"/>
    </style:style>
    <style:style style:name="T8" style:family="text">
      <style:text-properties fo:font-weight="normal" style:font-weight-asian="normal" style:font-weight-complex="normal"/>
    </style:style>
    <style:style style:name="T9" style:family="text">
      <style:text-properties fo:font-weight="normal" style:font-weight-asian="normal" style:font-weight-complex="normal" loext:padding="0cm" loext:border="none"/>
    </style:style>
    <style:style style:name="T10" style:family="text">
      <style:text-properties fo:font-weight="normal" officeooo:rsid="001d849c" style:font-weight-asian="normal" style:font-weight-complex="normal"/>
    </style:style>
    <style:style style:name="T11" style:family="text">
      <style:text-properties fo:font-weight="normal" officeooo:rsid="0020eb94" style:font-weight-asian="normal" style:font-weight-complex="normal"/>
    </style:style>
    <style:style style:name="T12" style:family="text">
      <style:text-properties officeooo:rsid="001dfcfd"/>
    </style:style>
    <style:style style:name="T13" style:family="text">
      <style:text-properties officeooo:rsid="0020eb9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Module–1(Fundamental)</text:p>
      <text:p text:style-name="P1"/>
      <text:p text:style-name="P1"/>
      <text:p text:style-name="P1"><text:span text:style-name="T13">1) </text:span>What is SDLC:-</text:p>
      <text:p text:style-name="P1"/>
      <text:list text:style-name="L2">
        <text:list-item>
          <text:p text:style-name="P10"><text:span text:style-name="T4">Software development life cycle is </text:span><text:span text:style-name="T6">a</text:span><text:span text:style-name="Strong_20_Emphasis"><text:span text:style-name="T2"> </text:span></text:span><text:span text:style-name="Strong_20_Emphasis"><text:span text:style-name="T9">process followed for software building within a software organization</text:span></text:span><text:span text:style-name="Strong_20_Emphasis"><text:span text:style-name="T2">. </text:span></text:span><text:span text:style-name="T2">SDLC consists of a</text:span><text:span text:style-name="T7">n accurate</text:span><text:span text:style-name="T2"> plan </text:span><text:span text:style-name="T7">which</text:span><text:span text:style-name="T2"> describes develop</text:span><text:span text:style-name="T7">ment</text:span><text:span text:style-name="T2">, maintain</text:span><text:span text:style-name="T7">ance</text:span><text:span text:style-name="T2">, replace</text:span><text:span text:style-name="T7">ment</text:span><text:span text:style-name="T2">, and enhance</text:span><text:span text:style-name="T7">ment of </text:span><text:span text:style-name="T2">specific software. The life cycle defines a method for improving the quality of software and the all-around development process.</text:span> </text:p>
        </text:list-item>
      </text:list>
      <text:p text:style-name="P1"/>
      <text:p text:style-name="P1"/>
      <text:p text:style-name="P7"><text:span text:style-name="T11">2</text:span><text:span text:style-name="T10">) </text:span><text:span text:style-name="T8">What is software testing?</text:span></text:p>
      <text:p text:style-name="P7"><text:span text:style-name="T8"/></text:p>
      <text:list text:style-name="L3">
        <text:list-item>
          <text:p text:style-name="P11">Software Testing is a process used to identify the correctness, completeness, and quality of developed computer software. </text:p>
        </text:list-item>
      </text:list>
      <text:p text:style-name="P1"/>
      <text:p text:style-name="P1"><text:span text:style-name="T13">3</text:span><text:span text:style-name="T6">) </text:span>What is agile methodology?</text:p>
      <text:p text:style-name="P1"/>
      <text:list text:style-name="L4">
        <text:list-item>
          <text:p text:style-name="P12">Agile SDLC model is a combination of iterative and incremental process models with focus on process adaptability and customer satisfaction by rapid delivery of working software product. </text:p>
          <text:p text:style-name="P12"/>
        </text:list-item>
        <text:list-item>
          <text:p text:style-name="P12">Agile Methods break the product into small incremental builds. These builds are provided in iterations. Each iteration typically lasts from about one to three weeks. Every iteration involves cross functional teams working simultaneously on various areas like planning, requirements analysis, design, coding, unit testing, and acceptance testing. At the end of the iteration a working product is displayed to the customer and important stakeholders </text:p>
        </text:list-item>
      </text:list>
      <text:p text:style-name="P1"/>
      <text:p text:style-name="P1"><text:span text:style-name="T13">4</text:span><text:span text:style-name="T6">) </text:span>What is SRS?</text:p>
      <text:p text:style-name="P1"/>
      <text:list text:style-name="L5">
        <text:list-item>
          <text:p text:style-name="P13">A software requirements specification (SRS) is a <text:span text:style-name="T6">whole</text:span> description of the behaviour of the system <text:span text:style-name="T6">that is</text:span> <text:span text:style-name="T6">being</text:span> developed. It includes a set of use cases that describe all of the interactions that the users will have with the software .</text:p>
        </text:list-item>
      </text:list>
      <text:p text:style-name="P1"/>
      <text:p text:style-name="P1"><text:span text:style-name="T13">5</text:span><text:span text:style-name="T6">) </text:span>What is oops?</text:p>
      <text:p text:style-name="P1"/>
      <text:list text:style-name="L6">
        <text:list-item>
          <text:p text:style-name="P30"><text:span text:style-name="T3">Object-oriented programming (OOP) is a computer programming model that organizes software design around data, or </text:span><text:a xlink:type="simple" xlink:href="https://www.techtarget.com/searchapparchitecture/definition/object" text:style-name="Internet_20_link" text:visited-style-name="Visited_20_Internet_20_Link"><text:span text:style-name="T5">objects</text:span></text:a><text:span text:style-name="T3">, rather than functions and logic. An object can be defined as a data field that has unique attributes and behavior.</text:span></text:p>
        </text:list-item>
      </text:list>
      <text:p text:style-name="P1"><text:span text:style-name="T13">6</text:span><text:span text:style-name="T6">) </text:span>Write Basic Concepts of oops? </text:p>
      <text:p text:style-name="P1"/>
      <text:list text:style-name="L7">
        <text:list-item>
          <text:p text:style-name="P14"><text:span text:style-name="T3">The basic c</text:span>oncepts of <text:span text:style-name="T3">oops are:-</text:span></text:p>
        </text:list-item>
      </text:list>
      <text:p text:style-name="P6"/>
      <text:list text:style-name="L8">
        <text:list-item>
          <text:p text:style-name="P15">Object</text:p>
        </text:list-item>
        <text:list-item>
          <text:p text:style-name="P15">Class </text:p>
        </text:list-item>
        <text:list-item>
          <text:p text:style-name="P15">Encapsulation </text:p>
        </text:list-item>
        <text:list-item>
          <text:p text:style-name="P15">Inheritance </text:p>
        </text:list-item>
        <text:list-item>
          <text:p text:style-name="P15">Polymorphism </text:p>
        </text:list-item>
        <text:list-item>
          <text:p text:style-name="P15">Overriding </text:p>
        </text:list-item>
        <text:list-item>
          <text:p text:style-name="P15">Overloading </text:p>
        </text:list-item>
        <text:list-item>
          <text:p text:style-name="P15">Abstraction </text:p>
        </text:list-item>
      </text:list>
      <text:p text:style-name="P1"><text:soft-page-break/></text:p>
      <text:p text:style-name="P1"><text:span text:style-name="T13">7</text:span><text:span text:style-name="T6">) </text:span>What is object?</text:p>
      <text:p text:style-name="P5"/>
      <text:list text:style-name="L9">
        <text:list-item>
          <text:p text:style-name="P16"><text:span text:style-name="T6">A</text:span>n object is a fundamental building block of object-oriented programming (OOP) and represents a real-world entity. </text:p>
        </text:list-item>
      </text:list>
      <text:p text:style-name="P1"/>
      <text:p text:style-name="P1"><text:s/><text:span text:style-name="T13">8</text:span><text:span text:style-name="T6">) </text:span>What is class?</text:p>
      <text:p text:style-name="P1"/>
      <text:list text:style-name="L10">
        <text:list-item>
          <text:p text:style-name="P17">A class represents an abstraction of the object and abstracts the properties and behavior of that object. Class can be considered as the blueprint or definition or a template for an object and describes the properties and behaviour of that object, but without any actual existence. </text:p>
        </text:list-item>
      </text:list>
      <text:p text:style-name="P1"/>
      <text:p text:style-name="P1"><text:span text:style-name="T13">9</text:span><text:span text:style-name="T6">) </text:span>What is encapsulation?</text:p>
      <text:p text:style-name="P1"/>
      <text:list text:style-name="L11">
        <text:list-item>
          <text:p text:style-name="P18">Encapsulation is the practice of including in an object everything it needs hidden from other objects. The internal state is usually not accessible by other objects. Encapsulation in Java is the process of wrapping up data and behavior of an object into a single unit; and the unit here is a Class. </text:p>
        </text:list-item>
      </text:list>
      <text:p text:style-name="P1"/>
      <text:p text:style-name="P1"><text:span text:style-name="T6">10) </text:span>What is inheritance?</text:p>
      <text:p text:style-name="P1"/>
      <text:list text:style-name="L12">
        <text:list-item>
          <text:p text:style-name="P19">Inheritance means that one class inherits the characteristics of another class. This is also called a relationship One of the most useful aspects of object-oriented programming is code reusability. As the name suggests Inheritance is the process of forming a new class from an existing class that is from the existing class called as base class, new class is formed called as derived class. This is a very important concept of object-oriented programming since this feature helps to reduce the code size. Inheritance describes the relationship between two classes. A class can get some of its characteristics from a parent class and then add unique features of its own. </text:p>
        </text:list-item>
      </text:list>
      <text:p text:style-name="P1"/>
      <text:p text:style-name="P1"><text:span text:style-name="T6">11) </text:span>What is polymorphism?</text:p>
      <text:p text:style-name="P1"/>
      <text:list text:style-name="L13">
        <text:list-item>
          <text:p text:style-name="P20">Polymorphism means “having many forms”. <text:span text:style-name="T3">It</text:span> allows different objects to respond to the same message in different ways, the response specific to the type of the object. The most important aspect of an object is its behaviour (the things it can do). A behaviour is initiated by sending a message to the object (usually by calling a method). The ability to use an operator or function in different ways in other words giving different meaning or functions to the operators or functions is called <text:span text:style-name="T3">polymorphism</text:span></text:p>
        </text:list-item>
      </text:list>
      <text:p text:style-name="P1"/>
      <text:p text:style-name="P1"/>
      <text:p text:style-name="P1"><text:s/><text:span text:style-name="T6">12) </text:span>Draw Usecase on Online book shopping?</text:p>
      <text:p text:style-name="P1"/>
      <text:p text:style-name="P1">https://drive.google.com/file/d/1tdwtVaXWEYkk9oRZb1GGuKrBeH8MQzdR/view?usp=sharing</text:p>
      <text:p text:style-name="P1"/>
      <text:p text:style-name="P1"><text:span text:style-name="T6">13) </text:span>Draw Usecase on online bill payment system (paytm)? </text:p>
      <text:p text:style-name="P1"/>
      <text:p text:style-name="P1">https://drive.google.com/file/d/1stvpBVJbFttwv4Y5AIpId-4t4yW-eYLO/view?usp=sharing</text:p>
      <text:p text:style-name="P1"/>
      <text:p text:style-name="P1"/>
      <text:p text:style-name="P1"/>
      <text:p text:style-name="P1"/>
      <text:p text:style-name="P1"/>
      <text:p text:style-name="P1"><text:soft-page-break/><text:span text:style-name="T6">14) </text:span>Write SDLC phases with basic introduction?</text:p>
      <text:p text:style-name="P1"/>
      <text:list text:style-name="L14">
        <text:list-item>
          <text:p text:style-name="P21">The Software Development Life Cycle (SDLC) is a seven-phase process that's the foundation of any software development:</text:p>
        </text:list-item>
      </text:list>
      <text:list text:style-name="L15">
        <text:list-header>
          <text:p text:style-name="P31"/>
        </text:list-header>
        <text:list-item>
          <text:p text:style-name="P31"><text:s/>Planning</text:p>
          <text:p text:style-name="P34">This phase includes tasks like cost-benefit analysis, scheduling, resource estimation, and allocation.</text:p>
          <text:p text:style-name="P34"/>
        </text:list-item>
        <text:list-item>
          <text:p text:style-name="P34"><text:s/>Requirements analysis</text:p>
          <text:p text:style-name="P31"/>
        </text:list-item>
        <text:list-item>
          <text:p text:style-name="P31">Design</text:p>
          <text:p text:style-name="P35">In this phase, software engineers analyze requirements and identify the best solutions to create the software. This includes defining the architecture, user interface, security, and programming.</text:p>
          <text:p text:style-name="P31"/>
        </text:list-item>
        <text:list-item>
          <text:p text:style-name="P31">Coding</text:p>
          <text:p text:style-name="P35">Also known as implementation, this is when the development team codes the product.</text:p>
          <text:p text:style-name="P32"/>
        </text:list-item>
        <text:list-item>
          <text:p text:style-name="P32">Testing:- </text:p>
          <text:p text:style-name="P33">The development team combines automation and manual testing to check the software for bugs.</text:p>
          <text:p text:style-name="P33"/>
        </text:list-item>
        <text:list-item>
          <text:p text:style-name="P33">Deployment</text:p>
          <text:p text:style-name="P35">After successful testing, the software is deployed to a production environment and made available to end-users.</text:p>
          <text:p text:style-name="P31"/>
        </text:list-item>
        <text:list-item>
          <text:p text:style-name="P31">Maintenance</text:p>
          <text:p text:style-name="P36"><text:span text:style-name="T2">This phase includes ongoing support, bug fixes, and updates to the soft</text:span><text:span text:style-name="T1">wa</text:span></text:p>
        </text:list-item>
      </text:list>
      <text:p text:style-name="P2"/>
      <text:p text:style-name="P7"><text:span text:style-name="T6">15) </text:span>Explain Phases of the waterfall model?</text:p>
      <text:p text:style-name="P7"><text:span text:style-name="T2"/></text:p>
      <text:list text:style-name="L16">
        <text:list-item>
          <text:p text:style-name="P23">The Waterfall Model has six phases which are:</text:p>
          <text:p text:style-name="P22"><text:span text:style-name="T2"/></text:p>
        </text:list-item>
      </text:list>
      <text:p text:style-name="P9"><text:span text:style-name="Strong_20_Emphasis"><text:span text:style-name="T2">1. Requirements:</text:span></text:span><text:span text:style-name="T2"> The first phase involves gathering requirements from stakeholders and analyzing them to understand the scope and objectives of the project.</text:span></text:p>
      <text:p text:style-name="P9"><text:span text:style-name="Strong_20_Emphasis"><text:span text:style-name="T2">2. Design:</text:span></text:span><text:span text:style-name="T2"> Once the requirements are understood, the design phase begins. This involves creating a detailed design document that outlines the software architecture, user interface, and system components.</text:span></text:p>
      <text:p text:style-name="P9"><text:span text:style-name="Strong_20_Emphasis"><text:span text:style-name="T2">3. Development:</text:span></text:span><text:span text:style-name="T2"> The Development phase include implementation involves coding the software based on the design specifications. This phase also includes unit testing to ensure that each component of the software is working as expected.</text:span></text:p>
      <text:p text:style-name="P9"><text:span text:style-name="Strong_20_Emphasis"><text:span text:style-name="T2">4. Testing:</text:span></text:span><text:span text:style-name="T2"> In the testing phase, the software is tested as a whole to ensure that it meets the requirements and is free from defects.</text:span></text:p>
      <text:p text:style-name="P9"><text:soft-page-break/><text:span text:style-name="Strong_20_Emphasis"><text:span text:style-name="T2">5. Deployment:</text:span></text:span><text:span text:style-name="T2"> Once the software has been tested and approved, it is deployed to the production environment.</text:span></text:p>
      <text:p text:style-name="P9"><text:span text:style-name="Strong_20_Emphasis"><text:span text:style-name="T2">6. Maintenance:</text:span></text:span><text:span text:style-name="T2"> The final phase of the Waterfall Model is maintenance, which involves fixing any issues that arise after the software has been deployed and ensuring that it continues to meet the requirements over time. </text:span></text:p>
      <text:p text:style-name="P2"/>
      <text:p text:style-name="P1"><text:span text:style-name="T6">16)</text:span> Write phases of spiral model? </text:p>
      <text:p text:style-name="P4"/>
      <text:list text:style-name="L17">
        <text:list-item>
          <text:p text:style-name="P24">There are four phases of spiral model:-</text:p>
          <text:p text:style-name="P24"/>
          <text:p text:style-name="P24">1.Planning:-It includes determination of objectives, alternatives and constraints</text:p>
          <text:p text:style-name="P24"/>
          <text:p text:style-name="P24">2.Risk analysis:-It includes analysis, alternatives and identification/resolution of risks.</text:p>
          <text:p text:style-name="P24"/>
          <text:p text:style-name="P24">3.Customer evaluation:-It includes assessment results of engineering</text:p>
          <text:p text:style-name="P24"/>
          <text:p text:style-name="P24">4.Engineering:-It includes development of the quality of product</text:p>
          <text:p text:style-name="P24"/>
        </text:list-item>
      </text:list>
      <text:p text:style-name="P1"/>
      <text:p text:style-name="P1"><text:span text:style-name="T12">17) </text:span>Write agile manifesto principles?</text:p>
      <text:p text:style-name="P1"/>
      <text:list text:style-name="L18">
        <text:list-item>
          <text:p text:style-name="P25">Agile model believes that every project needs to be handled differently and the existing methods need to be tailored to best suit the project requirements. In agile the tasks are divided to time boxes (small time frames) to deliver specific features for a release.</text:p>
          <text:p text:style-name="P25"/>
        </text:list-item>
        <text:list-item>
          <text:p text:style-name="P25"><text:s/>Iterative approach is taken and working software build is delivered after each iteration. Each build is incremental in terms of features; the final build holds all the features required by the customer. Agile thought process had started early in the software development and started becoming popular with time due to its flexibility and adaptability </text:p>
          <text:p text:style-name="P26"/>
        </text:list-item>
      </text:list>
      <text:p text:style-name="P1"><text:span text:style-name="T12">18) </text:span>Explain working methodology of agile model and also write pros and cons?</text:p>
      <text:p text:style-name="P1"/>
      <text:list text:style-name="L19">
        <text:list-item>
          <text:p text:style-name="P27">Agile SDLC model is a combination of iterative and incremental process models with focus on process adaptability and customer satisfaction by rapid delivery of working software product. Agile Methods break the product into small incremental builds. These builds are provided in iterations. Each iteration typically lasts from about one to three weeks. Every iteration involves cross functional teams working simultaneously on various areas like planning, requirements analysis, design, coding, unit testing, and acceptance testing. At the end of the iteration a working product is displayed to the customer and important stakeholders. </text:p>
        </text:list-item>
      </text:list>
      <text:p text:style-name="P1"/>
      <text:p text:style-name="P1"/>
      <text:p text:style-name="P1"/>
      <table:table table:name="Table1" table:style-name="Table1">
        <table:table-column table:style-name="Table1.A"/>
        <table:table-column table:style-name="Table1.B"/>
        <table:table-row>
          <table:table-cell table:style-name="Table1.A1" office:value-type="string">
            <text:p text:style-name="P3">Pros</text:p>
          </table:table-cell>
          <table:table-cell table:style-name="Table1.B1" office:value-type="string">
            <text:p text:style-name="P3">Cons</text:p>
          </table:table-cell>
        </table:table-row>
        <table:table-row table:style-name="Table1.2">
          <table:table-cell table:style-name="Table1.A2" office:value-type="string">
            <text:list text:style-name="L1">
              <text:list-item>
                <text:p text:style-name="P29">Is a very realistic approach to software development.</text:p>
              </text:list-item>
              <text:list-item>
                <text:p text:style-name="P29">Promotes teamwork and cross training. </text:p>
              </text:list-item>
              <text:list-item>
                <text:p text:style-name="P29">Functionality can be developed rapidly and demonstrated. </text:p>
              </text:list-item>
              <text:list-item>
                <text:p text:style-name="P29">Resource requirements are minimum.</text:p>
              </text:list-item>
              <text:list-item>
                <text:p text:style-name="P29"><text:soft-page-break/>Suitable for fixed or changing requirements </text:p>
              </text:list-item>
              <text:list-item>
                <text:p text:style-name="P29">Delivers early partial working solutions.</text:p>
              </text:list-item>
              <text:list-item>
                <text:p text:style-name="P29">Good model for environments that change steadily. </text:p>
              </text:list-item>
              <text:list-item>
                <text:p text:style-name="P29">Minimal rules, documentation easily employed. </text:p>
              </text:list-item>
              <text:list-item>
                <text:p text:style-name="P29">Enables concurrent development and delivery within an overall planned context. </text:p>
              </text:list-item>
              <text:list-item>
                <text:p text:style-name="P29">Little or no planning required.</text:p>
              </text:list-item>
              <text:list-item>
                <text:p text:style-name="P29">Easy to manage Gives flexibility to developers </text:p>
              </text:list-item>
            </text:list>
          </table:table-cell>
          <table:table-cell table:style-name="Table1.B2" office:value-type="string">
            <text:list text:continue-numbering="true" text:style-name="L1">
              <text:list-item>
                <text:p text:style-name="P29">Not suitable for handling complex dependencies. </text:p>
              </text:list-item>
              <text:list-item>
                <text:p text:style-name="P29">More risk of sustainability, maintainability and extensibility.</text:p>
              </text:list-item>
              <text:list-item>
                <text:p text:style-name="P29"><text:s/>An overall plan, an agile leader and agile PM practice is a must without <text:soft-page-break/>which it will not work. </text:p>
              </text:list-item>
              <text:list-item>
                <text:p text:style-name="P29">Strict delivery management dictates the scope, functionality to be delivered, and adjustments to meet the deadlines.</text:p>
              </text:list-item>
              <text:list-item>
                <text:p text:style-name="P29">Depends heavily on customer interaction, so if customer is not clear, team can be driven in the wrong direction.</text:p>
              </text:list-item>
              <text:list-item>
                <text:p text:style-name="P29">There is very high individual dependency, since there is minimum documentation generated. </text:p>
              </text:list-item>
              <text:list-item>
                <text:p text:style-name="P29">Transfer of technology to new team members may be quite challenging due to lack of documentation. </text:p>
              </text:list-item>
            </text:list>
          </table:table-cell>
        </table:table-row>
      </table:table>
      <text:p text:style-name="P1"/>
      <text:p text:style-name="P1"/>
      <text:p text:style-name="P1"><text:span text:style-name="T12">19) </text:span>Draw usecase on Online shopping product using COD?</text:p>
      <text:p text:style-name="P1"/>
      <text:p text:style-name="P1">https://drive.google.com/file/d/1Lh-TQ7sg2jxTJWX4h4mK2NtyNi8xnaxi/view?usp=sharing</text:p>
      <text:p text:style-name="P1"/>
      <text:p text:style-name="P1"><text:span text:style-name="T12">20) </text:span>Draw usecase on Online shopping product using payment gateway?</text:p>
      <text:p text:style-name="P1"/>
      <text:p text:style-name="P1">https://drive.google.com/file/d/1hoaAJ6lFWfvyR-TM_o6pV2MFo65-CgDh/view?usp=shar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12T21:45:09.092000000</meta:creation-date>
    <dc:date>2024-08-18T16:11:31.953000000</dc:date>
    <meta:editing-duration>PT4H31M37S</meta:editing-duration>
    <meta:editing-cycles>8</meta:editing-cycles>
    <meta:generator>LibreOffice/7.6.2.1$Windows_X86_64 LibreOffice_project/56f7684011345957bbf33a7ee678afaf4d2ba333</meta:generator>
    <meta:document-statistic meta:table-count="1" meta:image-count="0" meta:object-count="0" meta:page-count="5" meta:paragraph-count="103" meta:word-count="1428" meta:character-count="9381" meta:non-whitespace-character-count="8074"/>
  </office:meta>
</office:document-meta>
</file>